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paragraph-properties fo:padding-left="0in" fo:padding-right="0in" fo:padding-top="0in" fo:padding-bottom="0.0138in" fo:border-left="none" fo:border-right="none" fo:border-top="none" fo:border-bottom="3pt dotted #000000"/>
    </style:style>
    <style:style style:name="P3" style:family="paragraph" style:parent-style-name="List_20_Paragraph">
      <style:paragraph-properties fo:margin-left="1in" fo:margin-right="0in" fo:text-indent="0in" style:auto-text-indent="false"/>
    </style:style>
    <style:style style:name="P4" style:family="paragraph" style:parent-style-name="List_20_Paragraph">
      <style:paragraph-properties fo:margin-left="1in" fo:margin-right="0in" fo:text-indent="0in" style:auto-text-indent="false"/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margin-left="0.75in" fo:margin-right="0in" fo:text-indent="0in" style:auto-text-indent="false" fo:padding-left="0in" fo:padding-right="0in" fo:padding-top="0in" fo:padding-bottom="0.0138in" fo:border-left="none" fo:border-right="none" fo:border-top="none" fo:border-bottom="3pt dotted #000000"/>
      <style:text-properties fo:font-size="16pt" style:font-size-asian="16pt" style:font-size-complex="16pt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 text:c="18"/></text:span><text:bookmark text:name="_GoBack"/><text:span text:style-name="T1">Requirement Gathering Document <text:s text:c="21"/></text:span></text:p>
      <text:p text:style-name="Standard"><text:span text:style-name="T1"><text:s text:c="20"/>“</text:span><text:span text:style-name="T2">Reservation System for a Bus”</text:span></text:p>
      <text:p text:style-name="P5"/>
      <text:list xml:id="list3266089717" text:style-name="WWNum2">
        <text:list-item>
          <text:p text:style-name="P1"><text:span text:style-name="T3">The website shall have a home page that lists the purpose of the service.</text:span></text:p>
        </text:list-item>
        <text:list-item>
          <text:p text:style-name="P1"><text:span text:style-name="T3">The website home page shall have a search box <text:s/>which include source, destination and date of journey for bus tickets.</text:span></text:p>
        </text:list-item>
        <text:list-item>
          <text:p text:style-name="P2"><text:span text:style-name="T3">The website home page shall list the sign in/sign up the account, manage booking section, help, bus hire section.</text:span></text:p>
        </text:list-item>
        <text:list-item>
          <text:p text:style-name="P2"><text:span text:style-name="T3">The website shall have a page for new members to sign up and create account for booking tickets.</text:span></text:p>
        </text:list-item>
        <text:list-item>
          <text:p text:style-name="P2"><text:span text:style-name="T3">A “Help” page shall provide the Non-Booking related FAQs and also names and contact information for every person on the executive.</text:span></text:p>
        </text:list-item>
        <text:list-item>
          <text:p text:style-name="P2"><text:span text:style-name="T3">The “Manage Booking” section shall have separate pages for Cancel, reschedule, showMyTicket and email/sms.</text:span></text:p>
        </text:list-item>
        <text:list-item>
          <text:p text:style-name="P2"><text:span text:style-name="T3">The “Bus Hire” page shall have steps to book , type of vehicle, the journeys types, the extra facilities with the type of bus and the places operating in.</text:span></text:p>
        </text:list-item>
        <text:list-item>
          <text:p text:style-name="P2"><text:span text:style-name="T3">The “profile” page shall have details about the trips, wallets/cards, password and signout.</text:span></text:p>
        </text:list-item>
      </text:list>
      <text:p text:style-name="P6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919910894116</meta:initial-creator>
    <meta:editing-cycles>3</meta:editing-cycles>
    <meta:creation-date>2020-11-11T06:48:00</meta:creation-date>
    <dc:date>2020-11-12T10:29:18.730281909</dc:date>
    <meta:editing-duration>PT1H29M38S</meta:editing-duration>
    <meta:generator>LibreOffice/6.4.6.2$Linux_X86_64 LibreOffice_project/40$Build-2</meta:generator>
    <meta:document-statistic meta:table-count="0" meta:image-count="0" meta:object-count="0" meta:page-count="2" meta:paragraph-count="10" meta:word-count="164" meta:character-count="1016" meta:non-whitespace-character-count="8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